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0de6cd" style:font-weight-asian="bold" style:font-weight-complex="bold"/>
    </style:style>
    <style:style style:name="P3" style:family="paragraph" style:parent-style-name="Preformatted_20_Text">
      <style:text-properties fo:font-weight="bold" officeooo:rsid="000de6cd" officeooo:paragraph-rsid="000de6cd" style:font-weight-asian="bold" style:font-weight-complex="bold"/>
    </style:style>
    <style:style style:name="P4" style:family="paragraph" style:parent-style-name="Preformatted_20_Text">
      <style:text-properties officeooo:paragraph-rsid="000de6c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 daré alabanza y honor</text:h>
      <text:p text:style-name="P1">Luis E. Espinosa, Danilo M, Marcos W.</text:p>
      <text:p text:style-name="Preformatted_20_Text"/>
      <text:p text:style-name="P1">VERSO</text:p>
      <text:p text:style-name="Preformatted_20_Text">Tu sangre me redimió <text:s text:c="3"/></text:p>
      <text:p text:style-name="Preformatted_20_Text">para darme la luz y la paz</text:p>
      <text:p text:style-name="Preformatted_20_Text">tu vida se derramó</text:p>
      <text:p text:style-name="Preformatted_20_Text">por mi maldad se entregó</text:p>
      <text:p text:style-name="P1"/>
      <text:p text:style-name="Preformatted_20_Text">Tu amor incondicional</text:p>
      <text:p text:style-name="Preformatted_20_Text">me abrazo con dolor y pasión</text:p>
      <text:p text:style-name="Preformatted_20_Text">mi vida te ofreceré</text:p>
      <text:p text:style-name="Preformatted_20_Text">mi canto levantaré</text:p>
      <text:p text:style-name="Preformatted_20_Text"/>
      <text:p text:style-name="P1">CORO</text:p>
      <text:p text:style-name="Preformatted_20_Text">Alabanza y honor, poder y gloria</text:p>
      <text:p text:style-name="Preformatted_20_Text">al Cordero de Dios al León de Judá</text:p>
      <text:p text:style-name="Preformatted_20_Text">Al unico digno de honra</text:p>
      <text:p text:style-name="Preformatted_20_Text">Jesucristo mi Rey y Señor</text:p>
      <text:p text:style-name="Preformatted_20_Text"/>
      <text:p text:style-name="P1">VERSO</text:p>
      <text:p text:style-name="Preformatted_20_Text"/>
      <text:p text:style-name="P1">CORO X2</text:p>
      <text:p text:style-name="Preformatted_20_Text"/>
      <text:p text:style-name="P1">PUENTE</text:p>
      <text:p text:style-name="Preformatted_20_Text">Anciano de días, te quiero exaltar</text:p>
      <text:p text:style-name="Preformatted_20_Text">Postrado, te quiero adorar</text:p>
      <text:p text:style-name="Preformatted_20_Text"/>
      <text:p text:style-name="P1">CORO X2</text:p>
      <text:p text:style-name="Preformatted_20_Text"/>
      <text:p text:style-name="Preformatted_20_Text"/>
      <text:p text:style-name="Preformatted_20_Text"/>
      <text:h text:style-name="Heading_20_1" text:outline-level="1">Eres Todopoderoso</text:h>
      <text:p text:style-name="P1">Danilo Montero</text:p>
      <text:p text:style-name="Preformatted_20_Text"/>
      <text:p text:style-name="P1">VERSO</text:p>
      <text:p text:style-name="Preformatted_20_Text">La única razón de mi adoración</text:p>
      <text:p text:style-name="Preformatted_20_Text">Eres tú mi Jesús</text:p>
      <text:p text:style-name="Preformatted_20_Text">El único motivo para vivir</text:p>
      <text:p text:style-name="Preformatted_20_Text">Eres tú Mi Señor</text:p>
      <text:p text:style-name="Preformatted_20_Text"/>
      <text:p text:style-name="Preformatted_20_Text">Mi única verdad está en Ti</text:p>
      <text:p text:style-name="Preformatted_20_Text">Eres mi luz y mi salvación</text:p>
      <text:p text:style-name="Preformatted_20_Text">Mi único amor eres Tu Señor</text:p>
      <text:p text:style-name="Preformatted_20_Text">Y por siempre te alabaré</text:p>
      <text:p text:style-name="Preformatted_20_Text"/>
      <text:p text:style-name="P1">CORO x1</text:p>
      <text:p text:style-name="Preformatted_20_Text">Tu Eres Todo poderoso</text:p>
      <text:p text:style-name="Preformatted_20_Text">Eres Grande y Majestuoso</text:p>
      <text:p text:style-name="Preformatted_20_Text">Eres Fuerte, Invencible</text:p>
      <text:p text:style-name="Preformatted_20_Text">Y no hay nadie como Tú</text:p>
      <text:p text:style-name="Preformatted_20_Text"/>
      <text:p text:style-name="P1">VERSO</text:p>
      <text:p text:style-name="Preformatted_20_Text"/>
      <text:p text:style-name="P1">CORO X2</text:p>
      <text:p text:style-name="Preformatted_20_Text">Tu Eres Todo poderoso</text:p>
      <text:p text:style-name="Preformatted_20_Text">Eres Grande y Majestuoso</text:p>
      <text:p text:style-name="Preformatted_20_Text">Eres Fuerte, Invencible</text:p>
      <text:p text:style-name="Preformatted_20_Text">Y no hay nadie como Tú</text:p>
      <text:p text:style-name="Preformatted_20_Text"><text:soft-page-break/></text:p>
      <text:p text:style-name="P1">SOLO</text:p>
      <text:p text:style-name="P1"/>
      <text:p text:style-name="P1">CORO x4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/></text:p>
      <text:h text:style-name="Heading_20_1" text:outline-level="1">Palabras de vida eterna </text:h>
      <text:p text:style-name="Preformatted_20_Text"><text:span text:style-name="T1">Luis Enrique Espinosa</text:span> </text:p>
      <text:p text:style-name="Preformatted_20_Text"/>
      <text:p text:style-name="Preformatted_20_Text"><text:span text:style-name="T1">VERSO I</text:span> </text:p>
      <text:p text:style-name="Preformatted_20_Text">Pan de vida es Cristo </text:p>
      <text:p text:style-name="Preformatted_20_Text">la luz del mundo es Jesús </text:p>
      <text:p text:style-name="Preformatted_20_Text">Cordero de Dios inmolado en la cruz </text:p>
      <text:p text:style-name="Preformatted_20_Text">mi Salvador y Rey </text:p>
      <text:p text:style-name="Preformatted_20_Text"/>
      <text:p text:style-name="Preformatted_20_Text"><text:span text:style-name="T1">VERSO II</text:span> </text:p>
      <text:p text:style-name="Preformatted_20_Text">El gran maestro es Cristo </text:p>
      <text:p text:style-name="Preformatted_20_Text">el Buen Pastor es Jesús </text:p>
      <text:p text:style-name="Preformatted_20_Text">el Hijo de Dios y el gran YO SOY </text:p>
      <text:p text:style-name="Preformatted_20_Text">el agua que sacia mi sed </text:p>
      <text:p text:style-name="Preformatted_20_Text"/>
      <text:p text:style-name="Preformatted_20_Text"><text:span text:style-name="T1">CORO</text:span> </text:p>
      <text:p text:style-name="Preformatted_20_Text">Solo Cristo tiene <text:s text:c="4"/></text:p>
      <text:p text:style-name="Preformatted_20_Text">Palabras de Vida Eterna </text:p>
      <text:p text:style-name="Preformatted_20_Text">Solo Cristo tiene <text:s text:c="4"/></text:p>
      <text:p text:style-name="Preformatted_20_Text">Palabras de Vida Eterna </text:p>
      <text:p text:style-name="Preformatted_20_Text">para el aflijido, para el quebrantado </text:p>
      <text:p text:style-name="Preformatted_20_Text">para todo aquel que quiera ser </text:p>
      <text:p text:style-name="Preformatted_20_Text">libre del pecado </text:p>
      <text:p text:style-name="Preformatted_20_Text"/>
      <text:p text:style-name="P4"><text:span text:style-name="T1">VERSO I</text:span> </text:p>
      <text:p text:style-name="P4"/>
      <text:p text:style-name="P2">VERSO II</text:p>
      <text:p text:style-name="P4"/>
      <text:p text:style-name="P3">CORO</text:p>
      <text:h text:style-name="Heading_20_1" text:outline-level="1">Cuan grande es Dios</text:h>
      <text:p text:style-name="P1">En Espíritu y en Verdad</text:p>
      <text:p text:style-name="Preformatted_20_Text"/>
      <text:p text:style-name="P1">VERSO I</text:p>
      <text:p text:style-name="Preformatted_20_Text">El esplendor de un Rey</text:p>
      <text:p text:style-name="Preformatted_20_Text">vestido en Majestad</text:p>
      <text:p text:style-name="Preformatted_20_Text">La Tierra alegre está</text:p>
      <text:p text:style-name="Preformatted_20_Text">La Tierra alegre está</text:p>
      <text:p text:style-name="Preformatted_20_Text"/>
      <text:p text:style-name="Preformatted_20_Text">Cubierto está de luz</text:p>
      <text:p text:style-name="Preformatted_20_Text">venció a la oscuridad</text:p>
      <text:p text:style-name="Preformatted_20_Text">Y tiembla a Su voz</text:p>
      <text:p text:style-name="Preformatted_20_Text">Tiembla a Su voz</text:p>
      <text:p text:style-name="Preformatted_20_Text"/>
      <text:p text:style-name="P1">CORO x1</text:p>
      <text:p text:style-name="Preformatted_20_Text">Cuán Grande es Dios</text:p>
      <text:p text:style-name="Preformatted_20_Text">Cántale, Cuán grande es Dios</text:p>
      <text:p text:style-name="Preformatted_20_Text">Y todos lo verán</text:p>
      <text:p text:style-name="Preformatted_20_Text">Cuán grande es Dios</text:p>
      <text:p text:style-name="Preformatted_20_Text"/>
      <text:p text:style-name="P1">VERSO II</text:p>
      <text:p text:style-name="Preformatted_20_Text"><text:soft-page-break/>Día a día El está</text:p>
      <text:p text:style-name="Preformatted_20_Text">y el tiempo está en El</text:p>
      <text:p text:style-name="Preformatted_20_Text">Principio y el fin</text:p>
      <text:p text:style-name="Preformatted_20_Text">Principio y el fin</text:p>
      <text:p text:style-name="Preformatted_20_Text"/>
      <text:p text:style-name="Preformatted_20_Text">La Trinidad en Dios</text:p>
      <text:p text:style-name="Preformatted_20_Text">El Padre, Hijo, Espíritu</text:p>
      <text:p text:style-name="Preformatted_20_Text">Cordero y el León</text:p>
      <text:p text:style-name="Preformatted_20_Text">Cordero y el León</text:p>
      <text:p text:style-name="Preformatted_20_Text"/>
      <text:p text:style-name="P1">CORO x2</text:p>
      <text:p text:style-name="Preformatted_20_Text"/>
      <text:p text:style-name="P1">PUENTE x2</text:p>
      <text:p text:style-name="Preformatted_20_Text">Y Tu Nombre sobre todo es</text:p>
      <text:p text:style-name="Preformatted_20_Text">Tu eres Digno de alabar</text:p>
      <text:p text:style-name="Preformatted_20_Text">Y mi ser dirá</text:p>
      <text:p text:style-name="Preformatted_20_Text">Cuan grande es Dios</text:p>
      <text:p text:style-name="Preformatted_20_Text"/>
      <text:p text:style-name="P1">CORO x4</text:p>
      <text:p text:style-name="Preformatted_20_Text"/>
      <text:p text:style-name="Preformatted_20_Text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8:23:26.817873963</meta:creation-date>
    <dc:date>2024-08-17T23:32:50.667559888</dc:date>
    <meta:editing-duration>PT14M39S</meta:editing-duration>
    <meta:editing-cycles>2</meta:editing-cycles>
    <meta:generator>LibreOffice/7.4.7.2$Linux_x86 LibreOffice_project/40$Build-2</meta:generator>
    <meta:document-statistic meta:table-count="0" meta:image-count="0" meta:object-count="0" meta:page-count="3" meta:paragraph-count="102" meta:word-count="397" meta:character-count="1920" meta:non-whitespace-character-count="1590"/>
  </office:meta>
</office:document-meta>
</file>